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3.6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1.268cm"/>
      <style:paragraph-properties style:writing-mode="lr-tb"/>
    </style:style>
    <style:style style:name="gr3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9cm" svg:height="3.7cm" svg:x="12.5cm" svg:y="1.9cm">
          <text:p text:style-name="P1">TERL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5cm" svg:height="1.6cm" svg:x="6.2cm" svg:y="2.95cm">
          <text:p text:style-name="P2"><text:span text:style-name="T1">Config </text:span></text:p>
          <text:p text:style-name="P2"><text:span text:style-name="T1">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7cm" svg:y1="3.75cm" svg:x2="12.5cm" svg:y2="3.75cm" draw:start-shape="id1" draw:start-glue-point="10" draw:end-shape="id2" draw:end-glue-point="6" svg:d="M8700 3750h3800" svg:viewBox="0 0 38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16:24:57.668335299</meta:creation-date>
    <dc:date>2020-12-30T16:30:12.358068693</dc:date>
    <meta:editing-duration>PT5M15S</meta:editing-duration>
    <meta:editing-cycles>1</meta:editing-cycles>
    <meta:document-statistic meta:object-count="3"/>
    <meta:generator>LibreOffice/6.4.6.2$Linux_X86_64 LibreOffice_project/40$Build-2</meta:generator>
  </office:meta>
</office:document-meta>
</file>